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3mm"/>
    </style:style>
    <style:style style:name="co2" style:family="table-column">
      <style:table-column-properties fo:break-before="auto" style:column-width="168.65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43.16mm" fo:break-before="auto" style:use-optimal-row-height="fals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6.85mm" fo:break-before="auto" style:use-optimal-row-height="true"/>
    </style:style>
    <style:style style:name="ro6" style:family="table-row">
      <style:table-row-properties style:row-height="21.5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3pt" style:font-name-asian="Droid Sans Fallback" style:font-size-asian="13pt" style:font-name-complex="FreeSans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6" office:value-type="string" calcext:value-type="string">
            <text:p>Command</text:p>
          </table:table-cell>
          <table:table-cell table:style-name="ce6" office:value-type="string" calcext:value-type="string">
            <text:p>Comment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dd your custom alias </text:p>
          </table:table-cell>
          <table:table-cell table:style-name="ce7" office:value-type="string" calcext:value-type="string">
            <text:p>vim .bash_aliases   </text:p>
            <text:p>alias la="ls -la"  or   echo "alias md=”mkdir” &gt;&gt; .bash_aliases</text:p>
            <text:p/>
          </table:table-cell>
          <table:table-cell table:style-name="ce4" office:value-type="string" calcext:value-type="string">
            <text:p>.bash_aliases mapping exists </text:p>
            <text:p>within .bashrc file.we can also</text:p>
            <text:p>write aliases with in .bashrc file.</text:p>
          </table:table-cell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Create a soft link to a dir </text:p>
          </table:table-cell>
          <table:table-cell table:style-name="ce4" office:value-type="string" calcext:value-type="string">
            <text:p>ln -s ~/Desktop/forms Desktop/forms1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Export env_vars MY_HOME and set it to /home/&lt;userName&gt; </text:p>
          </table:table-cell>
          <table:table-cell table:style-name="ce4" office:value-type="string" calcext:value-type="string">
            <text:p>export MY_HOME=/home/ttnd</text:p>
            <text:p/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Add a folder ~/myScripts to PATH </text:p>
          </table:table-cell>
          <table:table-cell table:style-name="ce4" office:value-type="string" calcext:value-type="string">
            <text:p>export PATH=$PATH:$MY_HOME/myScript <text:s/>or <text:s/></text:p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Install cheese from apt-get </text:p>
          </table:table-cell>
          <table:table-cell table:style-name="ce4" office:value-type="string" calcext:value-type="string">
            <text:p>sudo apt-get install cheese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Find the occurances of "intelligrape" in the file a.txt </text:p>
          </table:table-cell>
          <table:table-cell table:style-name="ce4" office:value-type="string" calcext:value-type="string">
            <text:p>grep intelligrape ~/Desktop/democheck1 | wc -w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Find number of files with the text "intelligrape" in folder "a1 </text:p>
          </table:table-cell>
          <table:table-cell table:style-name="ce4" office:value-type="string" calcext:value-type="string">
            <text:p>grep -lri "intelligrape" . | wc -l</text:p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Find number of lines in a file </text:p>
          </table:table-cell>
          <table:table-cell table:style-name="ce4" office:value-type="string" calcext:value-type="string">
            <text:p>cat democheck1.txt | wc -l <text:s/></text:p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How to find file changed after a certain date </text:p>
          </table:table-cell>
          <table:table-cell table:style-name="ce4" office:value-type="string" calcext:value-type="string">
            <text:p>find . -mtime -2 -name "*" </text:p>
          </table:table-cell>
          <table:table-cell table:style-name="ce4"/>
          <table:table-cell table:style-name="ce11" table:number-columns-repeated="1021"/>
        </table:table-row>
        <table:table-row table:style-name="ro5">
          <table:table-cell table:style-name="ce3" office:value-type="string" calcext:value-type="string">
            <text:p>Copy file from server - intelligrape@downloads.intelligrape.com - igdefault : The complete /home/intelligrape/downloads.intelligrape.com/books folder </text:p>
          </table:table-cell>
          <table:table-cell table:style-name="ce8" office:value-type="string" calcext:value-type="string">
            <text:p><text:span text:style-name="T1">scp &lt; destination </text:span><text:span text:style-name="T1"><text:a xlink:href="mailto:username@hostaddress" xlink:type="simple">username@hostaddress</text:a></text:span><text:span text:style-name="T1">:~/directorypath/c.txt&gt;  &lt;local file/dir&gt;  </text:span></text:p>
          </table:table-cell>
          <table:table-cell table:style-name="ce4"/>
          <table:table-cell table:style-name="ce11" table:number-columns-repeated="1021"/>
        </table:table-row>
        <table:table-row table:style-name="ro6">
          <table:table-cell table:style-name="ce3" office:value-type="string" calcext:value-type="string">
            <text:p>Create a file using any command line editor(vim/pico) : c.txt, with the following text: "This is a sample file, welcome to intelligrape" and save the file and quit </text:p>
          </table:table-cell>
          <table:table-cell table:style-name="ce4" office:value-type="string" calcext:value-type="string">
            <text:p>vim c.txt; <text:s text:c="2"/>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Copy file to server </text:p>
          </table:table-cell>
          <table:table-cell table:style-name="ce9" office:value-type="string" calcext:value-type="string">
            <text:p><text:span text:style-name="T1">scp &lt;local file/dir&gt;  &lt; destination </text:span><text:span text:style-name="T1"><text:a xlink:href="mailto:username@hostaddress" xlink:type="simple">username@hostaddress</text:a></text:span><text:span text:style-name="T1">:~/directorypath&gt;</text:span></text:p>
            <text:p/>
          </table:table-cell>
          <table:table-cell table:style-name="ce4" office:value-type="string" calcext:value-type="string">
            <text:p>Instead of c.txt we can also use whole path or <text:s text:c="3"/>give multiple files location</text:p>
          </table:table-cell>
          <table:table-cell table:style-name="ce11" table:number-columns-repeated="1021"/>
        </table:table-row>
        <table:table-row table:style-name="ro7">
          <table:table-cell table:style-name="ce3" office:value-type="string" calcext:value-type="string">
            <text:p>Rename dir b1 to YOUR_NAME_B </text:p>
          </table:table-cell>
          <table:table-cell table:style-name="ce4" office:value-type="string" calcext:value-type="string">
            <text:p>mkdir b1</text:p>
            <text:p>mv b1 richa_B</text:p>
            <text:p/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Copy file from a.txt to /tmp/b.txt </text:p>
          </table:table-cell>
          <table:table-cell table:style-name="ce4" office:value-type="string" calcext:value-type="string">
            <text:p>mv c.txt <text:s/>/tmp/b.txt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Try getting dump of selected table instead of the whole database</text:p>
          </table:table-cell>
          <table:table-cell table:style-name="ce4" office:value-type="string" calcext:value-type="string">
            <text:p>mysqldump -u root -pigdefault test tutorials_tbl &gt; dump.sql</text:p>
          </table:table-cell>
          <table:table-cell table:style-name="ce4"/>
          <table:table-cell table:style-name="ce11" table:number-columns-repeated="1021"/>
        </table:table-row>
        <table:table-row table:style-name="ro8">
          <table:table-cell table:style-name="ce4" table:number-columns-repeated="3"/>
          <table:table-cell table:style-name="ce11" table:number-columns-repeated="1021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6:52:58.580417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08T17:13:50.755460109</dc:date>
    <meta:editing-duration>PT47M33S</meta:editing-duration>
    <meta:editing-cycles>20</meta:editing-cycles>
    <meta:generator>LibreOffice/4.4.2.2$Linux_X86_64 LibreOffice_project/40m0$Build-2</meta:generator>
    <meta:document-statistic meta:table-count="1" meta:cell-count="35" meta:object-count="0"/>
  </office:meta>
</office:document-meta>
</file>